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S Sans Serif" svg:font-family="'MS Sans Serif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97cm"/>
    </style:style>
    <style:style style:name="co4" style:family="table-column">
      <style:table-column-properties fo:break-before="auto" style:column-width="5.509cm"/>
    </style:style>
    <style:style style:name="co5" style:family="table-column">
      <style:table-column-properties fo:break-before="auto" style:column-width="5.154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5.101cm"/>
    </style:style>
    <style:style style:name="co8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8" style:family="table-cell" style:parent-style-name="Default"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ervico domestic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Variável:<text:span text:style-name="T1"> Se a UC consome serviço doméstico</text:span>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2" table:number-rows-spanned="1">
            <text:p>Tese Fatinha</text:p>
          </table:table-cell>
          <table:covered-table-cell/>
          <table:table-cell table:style-name="ce5" office:value-type="string" calcext:value-type="string" table:number-columns-spanned="2" table:number-rows-spanned="1">
            <text:p>Paper Paid and Unpaid</text:p>
          </table:table-cell>
          <table:covered-table-cell table:style-name="Default"/>
          <table:table-cell table:style-name="ce5" office:value-type="string" calcext:value-type="string" table:number-columns-spanned="1" table:number-rows-spanned="2">
            <text:p>Estão no paper… e na tese?</text:p>
          </table:table-cell>
          <table:table-cell table:style-name="ce5" office:value-type="string" calcext:value-type="string" table:number-columns-spanned="1" table:number-rows-spanned="2">
            <text:p>Estão na tese… e no paper?</text:p>
          </table:table-cell>
          <table:table-cell table:style-name="ce5" office:value-type="string" calcext:value-type="string" table:number-columns-spanned="1" table:number-rows-spanned="2">
            <text:p>Se não, no paper, nome?</text:p>
          </table:table-cell>
          <table:table-cell table:style-name="ce5" office:value-type="string" calcext:value-type="string" table:number-columns-spanned="1" table:number-rows-spanned="2">
            <text:p>Se não no paper, qual codigo?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digo</text:p>
          </table:table-cell>
          <table:table-cell table:style-name="Default" office:value-type="string" calcext:value-type="string">
            <text:p>Nome</text:p>
          </table:table-cell>
          <table:table-cell table:style-name="Default" office:value-type="string" calcext:value-type="string">
            <text:p>Codigo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EMPREGADA</text:p>
          </table:table-cell>
          <table:table-cell office:value-type="float" office:value="1900101" calcext:value-type="float">
            <text:p>1900101</text:p>
          </table:table-cell>
          <table:table-cell office:value-type="string" calcext:value-type="string">
            <text:p>EMPREGADO(A)</text:p>
          </table:table-cell>
          <table:table-cell office:value-type="float" office:value="1900101" calcext:value-type="float">
            <text:p>1900101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ZINHEIRA</text:p>
          </table:table-cell>
          <table:table-cell office:value-type="float" office:value="1900202" calcext:value-type="float">
            <text:p>1900202</text:p>
          </table:table-cell>
          <table:table-cell office:value-type="string" calcext:value-type="string">
            <text:p>EMPREGADA</text:p>
          </table:table-cell>
          <table:table-cell office:value-type="float" office:value="1900102" calcext:value-type="float">
            <text:p>1900102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XINEIRA</text:p>
          </table:table-cell>
          <table:table-cell office:value-type="float" office:value="1900301" calcext:value-type="float">
            <text:p>1900301</text:p>
          </table:table-cell>
          <table:table-cell office:value-type="string" calcext:value-type="string">
            <text:p>FAXINEIRO(A)</text:p>
          </table:table-cell>
          <table:table-cell office:value-type="float" office:value="1900201" calcext:value-type="float">
            <text:p>1900201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BA</text:p>
          </table:table-cell>
          <table:table-cell office:value-type="float" office:value="1900401" calcext:value-type="float">
            <text:p>1900401</text:p>
          </table:table-cell>
          <table:table-cell office:value-type="string" calcext:value-type="string">
            <text:p>FAXINEIRA</text:p>
          </table:table-cell>
          <table:table-cell office:value-type="float" office:value="1900202" calcext:value-type="float">
            <text:p>1900202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RUMADEIRA</text:p>
          </table:table-cell>
          <table:table-cell office:value-type="float" office:value="1900801" calcext:value-type="float">
            <text:p>1900801</text:p>
          </table:table-cell>
          <table:table-cell office:value-type="string" calcext:value-type="string">
            <text:p>LAVADEIRO(A) E PASSADEIRO(A)</text:p>
          </table:table-cell>
          <table:table-cell office:value-type="float" office:value="1900301" calcext:value-type="float">
            <text:p>190030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Governanta/mordomo?</text:p>
          </table:table-cell>
          <table:table-cell office:value-type="string" calcext:value-type="string">
            <text:p>1901601/1901701</text:p>
          </table:table-cell>
        </table:table-row>
        <table:table-row table:style-name="ro2">
          <table:table-cell office:value-type="string" calcext:value-type="string">
            <text:p>CASEIRA</text:p>
          </table:table-cell>
          <table:table-cell office:value-type="float" office:value="1901102" calcext:value-type="float">
            <text:p>1901102</text:p>
          </table:table-cell>
          <table:table-cell office:value-type="string" calcext:value-type="string">
            <text:p>LAVADEIRA E PASSADEIRA</text:p>
          </table:table-cell>
          <table:table-cell office:value-type="float" office:value="1900302" calcext:value-type="float">
            <text:p>1900302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OMPANHANTE</text:p>
          </table:table-cell>
          <table:table-cell office:value-type="float" office:value="1901201" calcext:value-type="float">
            <text:p>1901201</text:p>
          </table:table-cell>
          <table:table-cell office:value-type="string" calcext:value-type="string">
            <text:p>LAVADEIRO(A)</text:p>
          </table:table-cell>
          <table:table-cell office:value-type="float" office:value="1900401" calcext:value-type="float">
            <text:p>1900401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VADEIRA</text:p>
          </table:table-cell>
          <table:table-cell office:value-type="float" office:value="1901301" calcext:value-type="float">
            <text:p>1901301</text:p>
          </table:table-cell>
          <table:table-cell office:value-type="string" calcext:value-type="string">
            <text:p>LAVADEIRA</text:p>
          </table:table-cell>
          <table:table-cell office:value-type="float" office:value="1900402" calcext:value-type="float">
            <text:p>1900402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JUDANTE DE COZINHA</text:p>
          </table:table-cell>
          <table:table-cell office:value-type="float" office:value="1901401" calcext:value-type="float">
            <text:p>1901401</text:p>
          </table:table-cell>
          <table:table-cell office:value-type="string" calcext:value-type="string">
            <text:p>PASSADEIRO(A)</text:p>
          </table:table-cell>
          <table:table-cell office:value-type="float" office:value="1900501" calcext:value-type="float">
            <text:p>190050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judante de cozinha</text:p>
          </table:table-cell>
          <table:table-cell office:value-type="string" calcext:value-type="string">
            <text:p>Não há na POF 2017/2018</text:p>
          </table:table-cell>
        </table:table-row>
        <table:table-row table:style-name="ro2">
          <table:table-cell office:value-type="string" calcext:value-type="string">
            <text:p>PASSADEIRA</text:p>
          </table:table-cell>
          <table:table-cell office:value-type="float" office:value="1901501" calcext:value-type="float">
            <text:p>1901501</text:p>
          </table:table-cell>
          <table:table-cell office:value-type="string" calcext:value-type="string">
            <text:p>PASSADEIRA</text:p>
          </table:table-cell>
          <table:table-cell office:value-type="float" office:value="1900502" calcext:value-type="float">
            <text:p>1900502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VADEIRA E PASSADEIRA</text:p>
          </table:table-cell>
          <table:table-cell office:value-type="float" office:value="1901701" calcext:value-type="float">
            <text:p>1901701</text:p>
          </table:table-cell>
          <table:table-cell office:value-type="string" calcext:value-type="string">
            <text:p>COZINHEIRO(A)</text:p>
          </table:table-cell>
          <table:table-cell office:value-type="float" office:value="1900601" calcext:value-type="float">
            <text:p>1900601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SSADEIRA E LAVADEIRA</text:p>
          </table:table-cell>
          <table:table-cell office:value-type="float" office:value="1901702" calcext:value-type="float">
            <text:p>1901702</text:p>
          </table:table-cell>
          <table:table-cell office:value-type="string" calcext:value-type="string">
            <text:p>COZINHEIRA</text:p>
          </table:table-cell>
          <table:table-cell office:value-type="float" office:value="1900602" calcext:value-type="float">
            <text:p>1900602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BABA</text:p>
          </table:table-cell>
          <table:table-cell office:value-type="float" office:value="1900701" calcext:value-type="float">
            <text:p>1900701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JARDINEIRO(A)</text:p>
          </table:table-cell>
          <table:table-cell office:value-type="float" office:value="1900801" calcext:value-type="float">
            <text:p>1900801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ASEIRO(A)</text:p>
          </table:table-cell>
          <table:table-cell office:value-type="float" office:value="1900901" calcext:value-type="float">
            <text:p>1900901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VIGIA</text:p>
          </table:table-cell>
          <table:table-cell office:value-type="float" office:value="1901001" calcext:value-type="float">
            <text:p>1901001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MOTORISTA</text:p>
          </table:table-cell>
          <table:table-cell office:value-type="float" office:value="1901101" calcext:value-type="float">
            <text:p>1901101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UIDADOR(A)</text:p>
          </table:table-cell>
          <table:table-cell office:value-type="float" office:value="1901201" calcext:value-type="float">
            <text:p>1901201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ACOMPANHANTE (SERVICO DOMESTICO)</text:p>
          </table:table-cell>
          <table:table-cell office:value-type="float" office:value="1901202" calcext:value-type="float">
            <text:p>1901202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ENFERMEIRO (SERVICO DOMESTICO)</text:p>
          </table:table-cell>
          <table:table-cell office:value-type="float" office:value="1901203" calcext:value-type="float">
            <text:p>1901203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ENFERMEIRA (SERVICO DOMESTICO)</text:p>
          </table:table-cell>
          <table:table-cell office:value-type="float" office:value="1901204" calcext:value-type="float">
            <text:p>1901204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LIMPADOR DE TERRENO (CAPINADOR)</text:p>
          </table:table-cell>
          <table:table-cell office:value-type="float" office:value="1901301" calcext:value-type="float">
            <text:p>1901301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APINADOR</text:p>
          </table:table-cell>
          <table:table-cell office:value-type="float" office:value="1901302" calcext:value-type="float">
            <text:p>1901302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LIMPADOR DE PISCINA</text:p>
          </table:table-cell>
          <table:table-cell office:value-type="float" office:value="1901401" calcext:value-type="float">
            <text:p>1901401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LAVADOR DE PISCINA</text:p>
          </table:table-cell>
          <table:table-cell office:value-type="float" office:value="1901402" calcext:value-type="float">
            <text:p>1901402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ZELADOR</text:p>
          </table:table-cell>
          <table:table-cell office:value-type="float" office:value="1901501" calcext:value-type="float">
            <text:p>1901501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OVERNANTA</text:p>
          </table:table-cell>
          <table:table-cell office:value-type="float" office:value="1901601" calcext:value-type="float">
            <text:p>1901601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MORDOMO</text:p>
          </table:table-cell>
          <table:table-cell office:value-type="float" office:value="1901701" calcext:value-type="float">
            <text:p>1901701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AGREGADO</text:p>
          </table:table-cell>
          <table:table-cell office:value-type="float" office:value="1999901" calcext:value-type="float">
            <text:p>1999901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</table:table>
      <table:table table:name="tipo_contratacao" table:style-name="ta1">
        <table:table-column table:style-name="co8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ce2"/>
        <table:table-column table:style-name="co2" table:number-columns-repeated="4" table:default-cell-style-name="Default"/>
        <table:table-row table:style-name="ro1">
          <table:table-cell table:style-name="ce3" office:value-type="string" calcext:value-type="string">
            <text:p>Variável:<text:span text:style-name="T1"> Tipo de contratacao/vinculo (diarista/mensalista)</text:span>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Variavel em 2008/2009:</text:p>
          </table:table-cell>
          <table:table-cell office:value-type="string" calcext:value-type="string">
            <text:p>V1905</text:p>
          </table:table-cell>
          <table:table-cell table:style-name="Default" office:value-type="string" calcext:value-type="string">
            <text:p>Espécie em que o serviço doméstico foi contratado pela unidade de consumo no período de referência da pesquisa.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Variavel em 2017/2018:</text:p>
          </table:table-cell>
          <table:table-cell office:value-type="string" calcext:value-type="string">
            <text:p>V1905</text:p>
          </table:table-cell>
          <table:table-cell table:style-name="ce8" office:value-type="string" calcext:value-type="string">
            <text:p>Espécie em que o serviço doméstico foi contratado pela unidade de consumo no período de referência da pesquisa. Aplicável apenas para o quadro 19. Para os outros quadros, este campo está em branco. 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2" table:number-rows-spanned="1">
            <text:p>Tese Fatinha</text:p>
          </table:table-cell>
          <table:covered-table-cell/>
          <table:table-cell table:style-name="ce5" office:value-type="string" calcext:value-type="string" table:number-columns-spanned="2" table:number-rows-spanned="1">
            <text:p>Disponibilidade na base</text:p>
          </table:table-cell>
          <table:covered-table-cell table:style-name="Default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digo</text:p>
          </table:table-cell>
          <table:table-cell table:style-name="Default" office:value-type="string" calcext:value-type="string">
            <text:p>Nome</text:p>
          </table:table-cell>
          <table:table-cell table:style-name="Default" office:value-type="string" calcext:value-type="string">
            <text:p>Codigo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Diarista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Diarista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salist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nsalist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2" table:number-rows-repeated="26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S Sans Serif" svg:font-family="'MS Sans Serif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6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R$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2"/>
    </number:number-style>
    <number:number-style style:name="N138">
      <number:number number:decimal-places="0" loext:min-decimal-places="0" number:min-integer-digits="5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/00/0000</text:date>, <text:time style:data-style-name="N2" text:time-value="19:56:46.2119170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4T21:46:32.923857716</meta:creation-date>
    <dc:date>2024-11-26T20:00:38.779688847</dc:date>
    <meta:editing-duration>PT5M12S</meta:editing-duration>
    <meta:editing-cycles>3</meta:editing-cycles>
    <meta:generator>LibreOffice/6.4.7.2$Linux_X86_64 LibreOffice_project/40$Build-2</meta:generator>
    <meta:document-statistic meta:table-count="2" meta:cell-count="149" meta:object-count="0"/>
  </office:meta>
</office:document-meta>
</file>